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05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104.66pt"/>
    </style:style>
    <style:style style:name="co5" style:family="table-column">
      <style:table-column-properties fo:break-before="auto" style:column-width="81.21pt"/>
    </style:style>
    <style:style style:name="co6" style:family="table-column">
      <style:table-column-properties fo:break-before="auto" style:column-width="104.06pt"/>
    </style:style>
    <style:style style:name="co7" style:family="table-column">
      <style:table-column-properties fo:break-before="auto" style:column-width="85.41pt"/>
    </style:style>
    <style:style style:name="co8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 style:data-style-name="N122"/>
    <style:style style:name="ce6" style:family="table-cell" style:parent-style-name="Default" style:data-style-name="N0"/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35.52pt" svg:y="188.5pt">
            <draw:object draw:notify-on-update-of-ranges="Sheet1.A16:Sheet1.A16 Sheet1.A17:Sheet1.A24 Sheet1.B16:Sheet1.B16 Sheet1.B17:Sheet1.B24 Sheet1.C16:Sheet1.C16 Sheet1.C17:Sheet1.C24 Sheet1.D16:Sheet1.D16 Sheet1.D17:Sheet1.D24 Sheet1.E16:Sheet1.E16 Sheet1.E17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4.78pt" svg:y="444.53pt">
            <draw:object draw:notify-on-update-of-ranges="Sheet1.A44:Sheet1.A44 Sheet1.A45:Sheet1.A52 Sheet1.B44:Sheet1.B44 Sheet1.B45:Sheet1.B52 Sheet1.C44:Sheet1.C44 Sheet1.C45:Sheet1.C52 Sheet1.D44:Sheet1.D44 Sheet1.D45:Sheet1.D52 Sheet1.E44:Sheet1.E44 Sheet1.E45:Sheet1.E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Use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p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ctor</text:p>
          </table:table-cell>
          <table:covered-table-cell table:style-name="ce7"/>
        </table:table-row>
        <table:table-row table:style-name="ro1">
          <table:table-cell/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.0000</text:p>
          </table:table-cell>
          <table:table-cell office:value-type="float" office:value="1" calcext:value-type="float">
            <text:p>1.0000</text:p>
          </table:table-cell>
          <table:table-cell office:value-type="float" office:value="135" calcext:value-type="float">
            <text:p>135.0000</text:p>
          </table:table-cell>
          <table:table-cell office:value-type="float" office:value="4" calcext:value-type="float">
            <text:p>4.0000</text:p>
          </table:table-cell>
          <table:table-cell table:style-name="ce5" office:value-type="float" office:value="135" calcext:value-type="float">
            <text:p>135.0000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77" calcext:value-type="float">
            <text:p>77.0000</text:p>
          </table:table-cell>
          <table:table-cell table:style-name="ce5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96" calcext:value-type="float">
            <text:p>1296.0000</text:p>
          </table:table-cell>
          <table:table-cell office:value-type="float" office:value="22" calcext:value-type="float">
            <text:p>22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7" calcext:value-type="float">
            <text:p>17.0000</text:p>
          </table:table-cell>
          <table:table-cell table:style-name="ce5" office:value-type="float" office:value="575" calcext:value-type="float">
            <text:p>575.0000</text:p>
          </table:table-cell>
          <table:table-cell table:style-name="ce5" office:value-type="float" office:value="16" calcext:value-type="float">
            <text:p>16.0000</text:p>
          </table:table-cell>
          <table:table-cell table:style-name="ce5" office:value-type="float" office:value="279" calcext:value-type="float">
            <text:p>279.0000</text:p>
          </table:table-cell>
          <table:table-cell table:style-name="ce5" office:value-type="float" office:value="3" calcext:value-type="float">
            <text:p>3.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475" calcext:value-type="float">
            <text:p>5475.0000</text:p>
          </table:table-cell>
          <table:table-cell office:value-type="float" office:value="191" calcext:value-type="float">
            <text:p>191.0000</text:p>
          </table:table-cell>
          <table:table-cell office:value-type="float" office:value="6114" calcext:value-type="float">
            <text:p>6114.0000</text:p>
          </table:table-cell>
          <table:table-cell office:value-type="float" office:value="251" calcext:value-type="float">
            <text:p>251.0000</text:p>
          </table:table-cell>
          <table:table-cell table:style-name="ce5" office:value-type="float" office:value="6292" calcext:value-type="float">
            <text:p>6292.0000</text:p>
          </table:table-cell>
          <table:table-cell table:style-name="ce5" office:value-type="float" office:value="190" calcext:value-type="float">
            <text:p>190.0000</text:p>
          </table:table-cell>
          <table:table-cell table:style-name="ce5" office:value-type="float" office:value="2408" calcext:value-type="float">
            <text:p>2408.0000</text:p>
          </table:table-cell>
          <table:table-cell table:style-name="ce5" office:value-type="float" office:value="64" calcext:value-type="float">
            <text:p>64.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7680" calcext:value-type="float">
            <text:p>77680.0000</text:p>
          </table:table-cell>
          <table:table-cell office:value-type="float" office:value="5522" calcext:value-type="float">
            <text:p>5522.0000</text:p>
          </table:table-cell>
          <table:table-cell office:value-type="float" office:value="114276" calcext:value-type="float">
            <text:p>114276.0000</text:p>
          </table:table-cell>
          <table:table-cell office:value-type="float" office:value="7564" calcext:value-type="float">
            <text:p>7564.0000</text:p>
          </table:table-cell>
          <table:table-cell table:style-name="ce5" office:value-type="float" office:value="96170" calcext:value-type="float">
            <text:p>96170.0000</text:p>
          </table:table-cell>
          <table:table-cell table:style-name="ce5" office:value-type="float" office:value="479" calcext:value-type="float">
            <text:p>479.0000</text:p>
          </table:table-cell>
          <table:table-cell table:style-name="ce5" office:value-type="float" office:value="25044" calcext:value-type="float">
            <text:p>25044.0000</text:p>
          </table:table-cell>
          <table:table-cell table:style-name="ce5" office:value-type="float" office:value="781" calcext:value-type="float">
            <text:p>781.000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189411" calcext:value-type="float">
            <text:p>1189411.0000</text:p>
          </table:table-cell>
          <table:table-cell office:value-type="float" office:value="45135" calcext:value-type="float">
            <text:p>45135.0000</text:p>
          </table:table-cell>
          <table:table-cell office:value-type="float" office:value="670494" calcext:value-type="float">
            <text:p>670494.0000</text:p>
          </table:table-cell>
          <table:table-cell office:value-type="float" office:value="46451" calcext:value-type="float">
            <text:p>46451.0000</text:p>
          </table:table-cell>
          <table:table-cell table:style-name="ce5" office:value-type="float" office:value="701815" calcext:value-type="float">
            <text:p>701815.0000</text:p>
          </table:table-cell>
          <table:table-cell table:style-name="ce5" office:value-type="float" office:value="693" calcext:value-type="float">
            <text:p>693.0000</text:p>
          </table:table-cell>
          <table:table-cell table:style-name="ce5" office:value-type="float" office:value="133847" calcext:value-type="float">
            <text:p>133847.0000</text:p>
          </table:table-cell>
          <table:table-cell table:style-name="ce5" office:value-type="float" office:value="4053" calcext:value-type="float">
            <text:p>4053.00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720949" calcext:value-type="float">
            <text:p>3720949.0000</text:p>
          </table:table-cell>
          <table:table-cell office:value-type="float" office:value="56922" calcext:value-type="float">
            <text:p>56922.0000</text:p>
          </table:table-cell>
          <table:table-cell office:value-type="float" office:value="1496443" calcext:value-type="float">
            <text:p>1496443.0000</text:p>
          </table:table-cell>
          <table:table-cell office:value-type="float" office:value="62903" calcext:value-type="float">
            <text:p>62903.0000</text:p>
          </table:table-cell>
          <table:table-cell table:style-name="ce5" office:value-type="float" office:value="1533028" calcext:value-type="float">
            <text:p>1533028.0000</text:p>
          </table:table-cell>
          <table:table-cell table:style-name="ce5" office:value-type="float" office:value="219" calcext:value-type="float">
            <text:p>219.0000</text:p>
          </table:table-cell>
          <table:table-cell table:style-name="ce5" office:value-type="float" office:value="297301" calcext:value-type="float">
            <text:p>297301.0000</text:p>
          </table:table-cell>
          <table:table-cell table:style-name="ce5" office:value-type="float" office:value="7978" calcext:value-type="float">
            <text:p>7978.0000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4351504" calcext:value-type="float">
            <text:p>14351504.0000</text:p>
          </table:table-cell>
          <table:table-cell office:value-type="float" office:value="51047" calcext:value-type="float">
            <text:p>51047.0000</text:p>
          </table:table-cell>
          <table:table-cell office:value-type="float" office:value="4379472" calcext:value-type="float">
            <text:p>4379472.0000</text:p>
          </table:table-cell>
          <table:table-cell office:value-type="float" office:value="91303" calcext:value-type="float">
            <text:p>91303.0000</text:p>
          </table:table-cell>
          <table:table-cell table:style-name="ce5" office:value-type="float" office:value="2042288" calcext:value-type="float">
            <text:p>2042288.0000</text:p>
          </table:table-cell>
          <table:table-cell table:style-name="ce5" office:value-type="float" office:value="452" calcext:value-type="float">
            <text:p>452.0000</text:p>
          </table:table-cell>
          <table:table-cell table:style-name="ce5" office:value-type="float" office:value="968698" calcext:value-type="float">
            <text:p>968698.0000</text:p>
          </table:table-cell>
          <table:table-cell table:style-name="ce5" office:value-type="float" office:value="15124" calcext:value-type="float">
            <text:p>15124.0000</text:p>
          </table:table-cell>
        </table:table-row>
        <table:table-row table:style-name="ro1" table:number-rows-repeated="5">
          <table:table-cell table:number-columns-repeated="5"/>
          <table:table-cell table:style-name="ce5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Uset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Vector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table:formula="of:=[.B3]/1000" office:value-type="float" office:value="0.153" calcext:value-type="float">
            <text:p>0.153</text:p>
          </table:table-cell>
          <table:table-cell table:style-name="ce6" table:formula="of:=[.D3]/1000" office:value-type="float" office:value="0.135" calcext:value-type="float">
            <text:p>0.135</text:p>
          </table:table-cell>
          <table:table-cell table:style-name="ce6" table:formula="of:=[.F3]/1000" office:value-type="float" office:value="0.135" calcext:value-type="float">
            <text:p>0.135</text:p>
          </table:table-cell>
          <table:table-cell table:style-name="ce6" table:formula="of:=[.H3]/1000" office:value-type="float" office:value="0.077" calcext:value-type="float">
            <text:p>0.077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table:formula="of:=[.B4]/1000" office:value-type="float" office:value="1.296" calcext:value-type="float">
            <text:p>1.296</text:p>
          </table:table-cell>
          <table:table-cell table:style-name="ce6" table:formula="of:=[.D4]/1000" office:value-type="float" office:value="0.476" calcext:value-type="float">
            <text:p>0.476</text:p>
          </table:table-cell>
          <table:table-cell table:style-name="ce6" table:formula="of:=[.F4]/1000" office:value-type="float" office:value="0.575" calcext:value-type="float">
            <text:p>0.575</text:p>
          </table:table-cell>
          <table:table-cell table:style-name="ce6" table:formula="of:=[.H4]/1000" office:value-type="float" office:value="0.279" calcext:value-type="float">
            <text:p>0.279</text:p>
          </table:table-cell>
          <table:table-cell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table:formula="of:=[.B5]/1000" office:value-type="float" office:value="5.475" calcext:value-type="float">
            <text:p>5.475</text:p>
          </table:table-cell>
          <table:table-cell table:style-name="ce6" table:formula="of:=[.D5]/1000" office:value-type="float" office:value="6.114" calcext:value-type="float">
            <text:p>6.114</text:p>
          </table:table-cell>
          <table:table-cell table:style-name="ce6" table:formula="of:=[.F5]/1000" office:value-type="float" office:value="6.292" calcext:value-type="float">
            <text:p>6.292</text:p>
          </table:table-cell>
          <table:table-cell table:style-name="ce6" table:formula="of:=[.H5]/1000" office:value-type="float" office:value="2.408" calcext:value-type="float">
            <text:p>2.408</text:p>
          </table:table-cell>
          <table:table-cell table:number-columns-repeated="4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table:formula="of:=[.B6]/1000" office:value-type="float" office:value="77.68" calcext:value-type="float">
            <text:p>77.68</text:p>
          </table:table-cell>
          <table:table-cell table:style-name="ce6" table:formula="of:=[.D6]/1000" office:value-type="float" office:value="114.276" calcext:value-type="float">
            <text:p>114.276</text:p>
          </table:table-cell>
          <table:table-cell table:style-name="ce6" table:formula="of:=[.F6]/1000" office:value-type="float" office:value="96.17" calcext:value-type="float">
            <text:p>96.17</text:p>
          </table:table-cell>
          <table:table-cell table:style-name="ce6" table:formula="of:=[.H6]/1000" office:value-type="float" office:value="25.044" calcext:value-type="float">
            <text:p>25.044</text:p>
          </table:table-cell>
          <table:table-cell table:number-columns-repeated="4"/>
        </table:table-row>
        <table:table-row table:style-name="ro1">
          <table:table-cell table:style-name="ce2" office:value-type="float" office:value="500000" calcext:value-type="float">
            <text:p>500000</text:p>
          </table:table-cell>
          <table:table-cell table:style-name="ce6" table:formula="of:=[.B7]/1000" office:value-type="float" office:value="1189.411" calcext:value-type="float">
            <text:p>1189.411</text:p>
          </table:table-cell>
          <table:table-cell table:style-name="ce6" table:formula="of:=[.D7]/1000" office:value-type="float" office:value="670.494" calcext:value-type="float">
            <text:p>670.494</text:p>
          </table:table-cell>
          <table:table-cell table:style-name="ce6" table:formula="of:=[.F7]/1000" office:value-type="float" office:value="701.815" calcext:value-type="float">
            <text:p>701.815</text:p>
          </table:table-cell>
          <table:table-cell table:style-name="ce6" table:formula="of:=[.H7]/1000" office:value-type="float" office:value="133.847" calcext:value-type="float">
            <text:p>133.847</text:p>
          </table:table-cell>
          <table:table-cell table:number-columns-repeated="4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6" table:formula="of:=[.B8]/1000" office:value-type="float" office:value="3720.949" calcext:value-type="float">
            <text:p>3720.949</text:p>
          </table:table-cell>
          <table:table-cell table:style-name="ce6" table:formula="of:=[.D8]/1000" office:value-type="float" office:value="1496.443" calcext:value-type="float">
            <text:p>1496.443</text:p>
          </table:table-cell>
          <table:table-cell table:style-name="ce6" table:formula="of:=[.F8]/1000" office:value-type="float" office:value="1533.028" calcext:value-type="float">
            <text:p>1533.028</text:p>
          </table:table-cell>
          <table:table-cell table:style-name="ce6" table:formula="of:=[.H8]/1000" office:value-type="float" office:value="297.301" calcext:value-type="float">
            <text:p>297.301</text:p>
          </table:table-cell>
          <table:table-cell table:number-columns-repeated="4"/>
        </table:table-row>
        <table:table-row table:style-name="ro1">
          <table:table-cell table:style-name="ce2" office:value-type="float" office:value="2500000" calcext:value-type="float">
            <text:p>2500000</text:p>
          </table:table-cell>
          <table:table-cell table:style-name="ce6" table:formula="of:=[.B9]/1000" office:value-type="float" office:value="14351.504" calcext:value-type="float">
            <text:p>14351.504</text:p>
          </table:table-cell>
          <table:table-cell table:style-name="ce6" table:formula="of:=[.D9]/1000" office:value-type="float" office:value="4379.472" calcext:value-type="float">
            <text:p>4379.472</text:p>
          </table:table-cell>
          <table:table-cell table:style-name="ce6" table:formula="of:=[.F9]/1000" office:value-type="float" office:value="2042.288" calcext:value-type="float">
            <text:p>2042.288</text:p>
          </table:table-cell>
          <table:table-cell table:style-name="ce6" table:formula="of:=[.H9]/1000" office:value-type="float" office:value="968.698" calcext:value-type="float">
            <text:p>968.69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4"/>
          <table:table-cell table:number-columns-repeated="4"/>
        </table:table-row>
        <table:table-row table:style-name="ro1" table:number-rows-repeated="19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Uset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Vector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C3]/1000" office:value-type="float" office:value="0.001" calcext:value-type="float">
            <text:p>0.0010</text:p>
          </table:table-cell>
          <table:table-cell table:formula="of:=[.E3]/1000" office:value-type="float" office:value="0.004" calcext:value-type="float">
            <text:p>0.0040</text:p>
          </table:table-cell>
          <table:table-cell table:formula="of:=[.G3]/1000" office:value-type="float" office:value="0.001" calcext:value-type="float">
            <text:p>0.0010</text:p>
          </table:table-cell>
          <table:table-cell table:formula="of:=[.I3]/1000" office:value-type="float" office:value="0.001" calcext:value-type="float">
            <text:p>0.0010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formula="of:=[.C4]/1000" office:value-type="float" office:value="0.022" calcext:value-type="float">
            <text:p>0.0220</text:p>
          </table:table-cell>
          <table:table-cell table:formula="of:=[.E4]/1000" office:value-type="float" office:value="0.017" calcext:value-type="float">
            <text:p>0.0170</text:p>
          </table:table-cell>
          <table:table-cell table:formula="of:=[.G4]/1000" office:value-type="float" office:value="0.016" calcext:value-type="float">
            <text:p>0.0160</text:p>
          </table:table-cell>
          <table:table-cell table:formula="of:=[.I4]/1000" office:value-type="float" office:value="0.003" calcext:value-type="float">
            <text:p>0.0030</text:p>
          </table:table-cell>
          <table:table-cell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formula="of:=[.C5]/1000" office:value-type="float" office:value="0.191" calcext:value-type="float">
            <text:p>0.1910</text:p>
          </table:table-cell>
          <table:table-cell table:formula="of:=[.E5]/1000" office:value-type="float" office:value="0.251" calcext:value-type="float">
            <text:p>0.2510</text:p>
          </table:table-cell>
          <table:table-cell table:formula="of:=[.G5]/1000" office:value-type="float" office:value="0.19" calcext:value-type="float">
            <text:p>0.1900</text:p>
          </table:table-cell>
          <table:table-cell table:formula="of:=[.I5]/1000" office:value-type="float" office:value="0.064" calcext:value-type="float">
            <text:p>0.0640</text:p>
          </table:table-cell>
          <table:table-cell table:number-columns-repeated="4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formula="of:=[.C6]/1000" office:value-type="float" office:value="5.522" calcext:value-type="float">
            <text:p>5.5220</text:p>
          </table:table-cell>
          <table:table-cell table:formula="of:=[.E6]/1000" office:value-type="float" office:value="7.564" calcext:value-type="float">
            <text:p>7.5640</text:p>
          </table:table-cell>
          <table:table-cell table:formula="of:=[.G6]/1000" office:value-type="float" office:value="0.479" calcext:value-type="float">
            <text:p>0.4790</text:p>
          </table:table-cell>
          <table:table-cell table:formula="of:=[.I6]/1000" office:value-type="float" office:value="0.781" calcext:value-type="float">
            <text:p>0.7810</text:p>
          </table:table-cell>
          <table:table-cell table:number-columns-repeated="4"/>
        </table:table-row>
        <table:table-row table:style-name="ro1">
          <table:table-cell table:style-name="ce2" office:value-type="float" office:value="500000" calcext:value-type="float">
            <text:p>500000</text:p>
          </table:table-cell>
          <table:table-cell table:formula="of:=[.C7]/1000" office:value-type="float" office:value="45.135" calcext:value-type="float">
            <text:p>45.1350</text:p>
          </table:table-cell>
          <table:table-cell table:formula="of:=[.E7]/1000" office:value-type="float" office:value="46.451" calcext:value-type="float">
            <text:p>46.4510</text:p>
          </table:table-cell>
          <table:table-cell table:formula="of:=[.G7]/1000" office:value-type="float" office:value="0.693" calcext:value-type="float">
            <text:p>0.6930</text:p>
          </table:table-cell>
          <table:table-cell table:formula="of:=[.I7]/1000" office:value-type="float" office:value="4.053" calcext:value-type="float">
            <text:p>4.0530</text:p>
          </table:table-cell>
          <table:table-cell table:number-columns-repeated="4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formula="of:=[.C8]/1000" office:value-type="float" office:value="56.922" calcext:value-type="float">
            <text:p>56.9220</text:p>
          </table:table-cell>
          <table:table-cell table:formula="of:=[.E8]/1000" office:value-type="float" office:value="62.903" calcext:value-type="float">
            <text:p>62.9030</text:p>
          </table:table-cell>
          <table:table-cell table:formula="of:=[.G8]/1000" office:value-type="float" office:value="0.219" calcext:value-type="float">
            <text:p>0.2190</text:p>
          </table:table-cell>
          <table:table-cell table:formula="of:=[.I8]/1000" office:value-type="float" office:value="7.978" calcext:value-type="float">
            <text:p>7.9780</text:p>
          </table:table-cell>
          <table:table-cell table:number-columns-repeated="4"/>
        </table:table-row>
        <table:table-row table:style-name="ro1">
          <table:table-cell table:style-name="ce2" office:value-type="float" office:value="2500000" calcext:value-type="float">
            <text:p>2500000</text:p>
          </table:table-cell>
          <table:table-cell table:formula="of:=[.C9]/1000" office:value-type="float" office:value="51.047" calcext:value-type="float">
            <text:p>51.0470</text:p>
          </table:table-cell>
          <table:table-cell table:formula="of:=[.E9]/1000" office:value-type="float" office:value="91.303" calcext:value-type="float">
            <text:p>91.3030</text:p>
          </table:table-cell>
          <table:table-cell table:formula="of:=[.G9]/1000" office:value-type="float" office:value="0.452" calcext:value-type="float">
            <text:p>0.4520</text:p>
          </table:table-cell>
          <table:table-cell table:formula="of:=[.I9]/1000" office:value-type="float" office:value="15.124" calcext:value-type="float">
            <text:p>15.1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8:47:49.150241412</meta:creation-date>
    <dc:date>2018-11-28T19:48:09.285004992</dc:date>
    <meta:editing-duration>PT29M36S</meta:editing-duration>
    <meta:editing-cycles>9</meta:editing-cycles>
    <meta:generator>LibreOffice/6.0.6.2$Linux_X86_64 LibreOffice_project/00m0$Build-2</meta:generator>
    <meta:document-statistic meta:table-count="1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38cm" svg:y="0.316cm" chart:style-name="ch2">
          <text:p>Insertion</text:p>
        </chart:title>
        <chart:legend chart:legend-position="end" svg:x="13.619cm" svg:y="3.442cm" style:legend-expansion="high" chart:style-name="ch3"/>
        <chart:plot-area chart:style-name="ch4" table:cell-range-address="Sheet1.A16:Sheet1.E24" chart:data-source-has-labels="both" svg:x="1.321cm" svg:y="1.301cm" svg:width="11.978cm" svg:height="6.548cm">
          <chartooo:coordinate-region svg:x="2.432cm" svg:y="1.504cm" svg:width="10.774cm" svg:height="5.692cm"/>
          <chart:axis chart:dimension="x" chart:name="primary-x" chart:style-name="ch5" chartooo:axis-type="auto">
            <chartooo:date-scale/>
            <chart:title svg:x="5.845cm" svg:y="8.029cm" chart:style-name="ch6">
              <text:p>Number of Elements</text:p>
            </chart:title>
            <chart:categories table:cell-range-address="Sheet1.A17:Sheet1.A24"/>
          </chart:axis>
          <chart:axis chart:dimension="y" chart:name="primary-y" chart:style-name="ch5">
            <chart:title svg:x="0.451cm" svg:y="4.929cm" chart:style-name="ch7">
              <text:p>[ms]</text:p>
            </chart:title>
            <chart:grid chart:style-name="ch8" chart:class="major"/>
          </chart:axis>
          <chart:series chart:style-name="ch9" chart:values-cell-range-address="Sheet1.B17:Sheet1.B24" chart:label-cell-address="Sheet1.B16:Sheet1.B16" chart:class="chart:line">
            <chart:data-point chart:repeated="8"/>
          </chart:series>
          <chart:series chart:style-name="ch10" chart:values-cell-range-address="Sheet1.C17:Sheet1.C24" chart:label-cell-address="Sheet1.C16:Sheet1.C16" chart:class="chart:line">
            <chart:data-point chart:repeated="8"/>
          </chart:series>
          <chart:series chart:style-name="ch11" chart:values-cell-range-address="Sheet1.D17:Sheet1.D24" chart:label-cell-address="Sheet1.D16:Sheet1.D16" chart:class="chart:line">
            <chart:data-point chart:repeated="8"/>
          </chart:series>
          <chart:series chart:style-name="ch12" chart:values-cell-range-address="Sheet1.E17:Sheet1.E24" chart:label-cell-address="Sheet1.E16:Sheet1.E16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t</text:p>
                <draw:g>
                  <svg:desc>Sheet1.B16:Sheet1.B16</svg:desc>
                </draw:g>
              </table:table-cell>
              <table:table-cell office:value-type="string">
                <text:p>Set</text:p>
                <draw:g>
                  <svg:desc>Sheet1.C16:Sheet1.C16</svg:desc>
                </draw:g>
              </table:table-cell>
              <table:table-cell office:value-type="string">
                <text:p>Map</text:p>
                <draw:g>
                  <svg:desc>Sheet1.D16:Sheet1.D16</svg:desc>
                </draw:g>
              </table:table-cell>
              <table:table-cell office:value-type="string">
                <text:p>Vector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7:Sheet1.A24</svg:desc>
                </draw:g>
              </table:table-cell>
              <table:table-cell office:value-type="float" office:value="0.153">
                <text:p>0.153</text:p>
                <draw:g>
                  <svg:desc>Sheet1.B17:Sheet1.B24</svg:desc>
                </draw:g>
              </table:table-cell>
              <table:table-cell office:value-type="float" office:value="0.135">
                <text:p>0.135</text:p>
                <draw:g>
                  <svg:desc>Sheet1.C17:Sheet1.C24</svg:desc>
                </draw:g>
              </table:table-cell>
              <table:table-cell office:value-type="float" office:value="0.135">
                <text:p>0.135</text:p>
                <draw:g>
                  <svg:desc>Sheet1.D17:Sheet1.D24</svg:desc>
                </draw:g>
              </table:table-cell>
              <table:table-cell office:value-type="float" office:value="0.077">
                <text:p>0.077</text:p>
                <draw:g>
                  <svg:desc>Sheet1.E17:Sheet1.E2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96">
                <text:p>1.296</text:p>
              </table:table-cell>
              <table:table-cell office:value-type="float" office:value="0.476">
                <text:p>0.476</text:p>
              </table:table-cell>
              <table:table-cell office:value-type="float" office:value="0.575">
                <text:p>0.575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475">
                <text:p>5.475</text:p>
              </table:table-cell>
              <table:table-cell office:value-type="float" office:value="6.114">
                <text:p>6.114</text:p>
              </table:table-cell>
              <table:table-cell office:value-type="float" office:value="6.292">
                <text:p>6.292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7.68">
                <text:p>77.68</text:p>
              </table:table-cell>
              <table:table-cell office:value-type="float" office:value="114.276">
                <text:p>114.276</text:p>
              </table:table-cell>
              <table:table-cell office:value-type="float" office:value="96.17">
                <text:p>96.17</text:p>
              </table:table-cell>
              <table:table-cell office:value-type="float" office:value="25.044">
                <text:p>25.04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189.411">
                <text:p>1189.411</text:p>
              </table:table-cell>
              <table:table-cell office:value-type="float" office:value="670.494">
                <text:p>670.494</text:p>
              </table:table-cell>
              <table:table-cell office:value-type="float" office:value="701.815">
                <text:p>701.815</text:p>
              </table:table-cell>
              <table:table-cell office:value-type="float" office:value="133.847">
                <text:p>133.84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720.949">
                <text:p>3720.949</text:p>
              </table:table-cell>
              <table:table-cell office:value-type="float" office:value="1496.443">
                <text:p>1496.443</text:p>
              </table:table-cell>
              <table:table-cell office:value-type="float" office:value="1533.028">
                <text:p>1533.028</text:p>
              </table:table-cell>
              <table:table-cell office:value-type="float" office:value="297.301">
                <text:p>297.301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14351.504">
                <text:p>14351.504</text:p>
              </table:table-cell>
              <table:table-cell office:value-type="float" office:value="4379.472">
                <text:p>4379.472</text:p>
              </table:table-cell>
              <table:table-cell office:value-type="float" office:value="2042.288">
                <text:p>2042.288</text:p>
              </table:table-cell>
              <table:table-cell office:value-type="float" office:value="968.698">
                <text:p>968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5cm" svg:y="0.316cm" chart:style-name="ch2">
          <text:p>Lookup</text:p>
        </chart:title>
        <chart:legend chart:legend-position="end" svg:x="13.619cm" svg:y="3.442cm" style:legend-expansion="high" chart:style-name="ch3"/>
        <chart:plot-area chart:style-name="ch4" table:cell-range-address="Sheet1.A44:Sheet1.E52" chart:data-source-has-labels="both" svg:x="1.321cm" svg:y="1.301cm" svg:width="11.978cm" svg:height="6.548cm">
          <chartooo:coordinate-region svg:x="2.919cm" svg:y="1.503cm" svg:width="10.288cm" svg:height="5.693cm"/>
          <chart:axis chart:dimension="x" chart:name="primary-x" chart:style-name="ch5" chartooo:axis-type="auto">
            <chartooo:date-scale/>
            <chart:title svg:x="5.845cm" svg:y="8.029cm" chart:style-name="ch6">
              <text:p>Number of Elements</text:p>
            </chart:title>
            <chart:categories table:cell-range-address="Sheet1.A45:Sheet1.A52"/>
          </chart:axis>
          <chart:axis chart:dimension="y" chart:name="primary-y" chart:style-name="ch7">
            <chart:title svg:x="0.451cm" svg:y="4.929cm" chart:style-name="ch8">
              <text:p>[ms]</text:p>
            </chart:title>
            <chart:grid chart:style-name="ch9" chart:class="major"/>
          </chart:axis>
          <chart:series chart:style-name="ch10" chart:values-cell-range-address="Sheet1.B45:Sheet1.B52" chart:label-cell-address="Sheet1.B44:Sheet1.B44" chart:class="chart:line">
            <chart:data-point chart:repeated="8"/>
          </chart:series>
          <chart:series chart:style-name="ch11" chart:values-cell-range-address="Sheet1.C45:Sheet1.C52" chart:label-cell-address="Sheet1.C44:Sheet1.C44" chart:class="chart:line">
            <chart:data-point chart:repeated="8"/>
          </chart:series>
          <chart:series chart:style-name="ch12" chart:values-cell-range-address="Sheet1.D45:Sheet1.D52" chart:label-cell-address="Sheet1.D44:Sheet1.D44" chart:class="chart:line">
            <chart:data-point chart:repeated="8"/>
          </chart:series>
          <chart:series chart:style-name="ch13" chart:values-cell-range-address="Sheet1.E45:Sheet1.E52" chart:label-cell-address="Sheet1.E44:Sheet1.E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t</text:p>
                <draw:g>
                  <svg:desc>Sheet1.B44:Sheet1.B44</svg:desc>
                </draw:g>
              </table:table-cell>
              <table:table-cell office:value-type="string">
                <text:p>Set</text:p>
                <draw:g>
                  <svg:desc>Sheet1.C44:Sheet1.C44</svg:desc>
                </draw:g>
              </table:table-cell>
              <table:table-cell office:value-type="string">
                <text:p>Map</text:p>
                <draw:g>
                  <svg:desc>Sheet1.D44:Sheet1.D44</svg:desc>
                </draw:g>
              </table:table-cell>
              <table:table-cell office:value-type="string">
                <text:p>Vector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45:Sheet1.A52</svg:desc>
                </draw:g>
              </table:table-cell>
              <table:table-cell office:value-type="float" office:value="0.001">
                <text:p>0.001</text:p>
                <draw:g>
                  <svg:desc>Sheet1.B45:Sheet1.B52</svg:desc>
                </draw:g>
              </table:table-cell>
              <table:table-cell office:value-type="float" office:value="0.004">
                <text:p>0.004</text:p>
                <draw:g>
                  <svg:desc>Sheet1.C45:Sheet1.C52</svg:desc>
                </draw:g>
              </table:table-cell>
              <table:table-cell office:value-type="float" office:value="0.001">
                <text:p>0.001</text:p>
                <draw:g>
                  <svg:desc>Sheet1.D45:Sheet1.D52</svg:desc>
                </draw:g>
              </table:table-cell>
              <table:table-cell office:value-type="float" office:value="0.001">
                <text:p>0.001</text:p>
                <draw:g>
                  <svg:desc>Sheet1.E45:Sheet1.E5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2">
                <text:p>0.022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91">
                <text:p>0.191</text:p>
              </table:table-cell>
              <table:table-cell office:value-type="float" office:value="0.251">
                <text:p>0.251</text:p>
              </table:table-cell>
              <table:table-cell office:value-type="float" office:value="0.19">
                <text:p>0.1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522">
                <text:p>5.522</text:p>
              </table:table-cell>
              <table:table-cell office:value-type="float" office:value="7.564">
                <text:p>7.564</text:p>
              </table:table-cell>
              <table:table-cell office:value-type="float" office:value="0.479">
                <text:p>0.479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5.135">
                <text:p>45.135</text:p>
              </table:table-cell>
              <table:table-cell office:value-type="float" office:value="46.451">
                <text:p>46.451</text:p>
              </table:table-cell>
              <table:table-cell office:value-type="float" office:value="0.693">
                <text:p>0.693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6.922">
                <text:p>56.922</text:p>
              </table:table-cell>
              <table:table-cell office:value-type="float" office:value="62.903">
                <text:p>62.903</text:p>
              </table:table-cell>
              <table:table-cell office:value-type="float" office:value="0.219">
                <text:p>0.219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51.047">
                <text:p>51.047</text:p>
              </table:table-cell>
              <table:table-cell office:value-type="float" office:value="91.303">
                <text:p>91.303</text:p>
              </table:table-cell>
              <table:table-cell office:value-type="float" office:value="0.452">
                <text:p>0.452</text:p>
              </table:table-cell>
              <table:table-cell office:value-type="float" office:value="15.124">
                <text:p>15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